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584cm"/>
    </style:style>
    <style:style style:name="Tabela1.B" style:family="table-column">
      <style:table-column-properties style:column-width="5.436cm"/>
    </style:style>
    <style:style style:name="Tabela1.C" style:family="table-column">
      <style:table-column-properties style:column-width="7.13cm"/>
    </style:style>
    <style:style style:name="Tabela1.D" style:family="table-column">
      <style:table-column-properties style:column-width="1.85cm"/>
    </style:style>
    <style:style style:name="Tabela1.A1" style:family="table-cell">
      <style:table-cell-properties style:vertical-align="middle" fo:padding="0.049cm" fo:border="none"/>
    </style:style>
    <style:style style:name="Tabela2" style:family="table">
      <style:table-properties style:width="17.41cm" fo:margin-left="0cm" table:align="left"/>
    </style:style>
    <style:style style:name="Tabela2.A" style:family="table-column">
      <style:table-column-properties style:column-width="2.408cm"/>
    </style:style>
    <style:style style:name="Tabela2.B" style:family="table-column">
      <style:table-column-properties style:column-width="5.08cm"/>
    </style:style>
    <style:style style:name="Tabela2.C" style:family="table-column">
      <style:table-column-properties style:column-width="7.62cm"/>
    </style:style>
    <style:style style:name="Tabela2.D" style:family="table-column">
      <style:table-column-properties style:column-width="2.302cm"/>
    </style:style>
    <style:style style:name="Tabela2.A1" style:family="table-cell">
      <style:table-cell-properties style:vertical-align="middle" fo:padding="0.049cm" fo:border="none"/>
    </style:style>
    <style:style style:name="P1" style:family="paragraph" style:parent-style-name="Heading_20_2">
      <style:text-properties fo:color="#000000" loext:opacity="100%" fo:background-color="#ff0000"/>
    </style:style>
    <style:style style:name="P2" style:family="paragraph" style:parent-style-name="Heading_20_2">
      <style:text-properties fo:background-color="#ff00ff"/>
    </style:style>
    <style:style style:name="P3" style:family="paragraph" style:parent-style-name="Heading_20_2">
      <style:text-properties fo:background-color="#cc0000"/>
    </style:style>
    <style:style style:name="P4" style:family="paragraph" style:parent-style-name="Text_20_body">
      <style:text-properties fo:background-color="#ffff00"/>
    </style:style>
    <style:style style:name="P5" style:family="paragraph" style:parent-style-name="Text_20_body">
      <style:text-properties officeooo:paragraph-rsid="001a2064"/>
    </style:style>
    <style:style style:name="P6" style:family="paragraph" style:parent-style-name="Text_20_body">
      <style:paragraph-properties fo:break-before="page"/>
    </style:style>
    <style:style style:name="T1" style:family="text">
      <style:text-properties fo:color="#000000" loext:opacity="100%" fo:background-color="#ff8000" loext:char-shading-value="0"/>
    </style:style>
    <style:style style:name="T2" style:family="text">
      <style:text-properties fo:background-color="#00ff00" loext:char-shading-value="0"/>
    </style:style>
    <style:style style:name="T3" style:family="text">
      <style:text-properties fo:background-color="#00ffff" loext:char-shading-value="0"/>
    </style:style>
    <style:style style:name="T4" style:family="text">
      <style:text-properties fo:background-color="#0000ff" loext:char-shading-value="0"/>
    </style:style>
    <style:style style:name="T5" style:family="text">
      <style:text-properties fo:background-color="#9900ff" loext:char-shading-value="0"/>
    </style:style>
    <style:style style:name="T6" style:family="text">
      <style:text-properties fo:background-color="#808080" loext:char-shading-value="0"/>
    </style:style>
    <style:style style:name="T7" style:family="text">
      <style:text-properties fo:background-color="#999999" loext:char-shading-value="0"/>
    </style:style>
    <style:style style:name="T8" style:family="text">
      <style:text-properties fo:background-color="#f1c232" loext:char-shading-value="0"/>
    </style:style>
    <style:style style:name="T9" style:family="text">
      <style:text-properties fo:background-color="#3c78d8" loext:char-shading-value="0"/>
    </style:style>
    <style:style style:name="T10" style:family="text">
      <style:text-properties fo:background-color="#6aa84f" loext:char-shading-value="0"/>
    </style:style>
    <style:style style:name="T11" style:family="text">
      <style:text-properties fo:background-color="#a64d79" loext:char-shading-value="0"/>
    </style:style>
    <style:style style:name="T12"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olítica de Privacidade do Clue</text:h>
      <text:p text:style-name="Text_20_body"><text:span text:style-name="Emphasis">(Última atualização: 25/05/2022)</text:span></text:p>
      <text:h text:style-name="P1" text:outline-level="2">1. Política de Privacidade: resumo</text:h>
      <text:p text:style-name="Text_20_body">No Clue, acreditamos que tecnologia e informação oferecem uma <text:a xlink:type="simple" xlink:href="https://helloclue.com/articles/culture/what-promise-do-data-femtech-hold-for-female-health" text:style-name="Internet_20_link" text:visited-style-name="Visited_20_Internet_20_Link">oportunidade única</text:a> de empoderar as pessoas para assumirem o controle de sua saúde.</text:p>
      <text:p text:style-name="Text_20_body">Nós também reconhecemos que usar qualquer serviço inserido na economia digital aumentará seu rastro de dados. No Clue, nós aceitamos integralmente a grande responsabilidade que é salvaguardar seus dados confidenciais, tais como as informações sobre seu ciclo menstrual. Estamos comprometidos a alcançar os mais altos níveis de privacidade e segurança.</text:p>
      <text:p text:style-name="Text_20_body">Nós entendemos que é nosso trabalho ser bem claros e transparentes que você possa realmente entender o que nós fazemos com sua informação, apesar de o ecossistema digital de um aplicativo ser um tanto complexo. Nós interagimos com essa informação quando contamos com uma série de outros provedores de serviços, conforme citado abaixo. A co-fundadora e Presidente do Clue, Ida Tin, já escreveu uma série de postagens no blog sobre isso, incluindo uma visão geral <text:a xlink:type="simple" xlink:href="https://helloclue.com/articles/about-clue/the-journey-of-a-single-data-point" text:style-name="Internet_20_link" text:visited-style-name="Visited_20_Internet_20_Link">o que acontece quando você monitora sua informação</text:a>. Adoraríamos que você pudesse tirar um tempo para ler e nos contar o que achou.</text:p>
      <text:p text:style-name="Text_20_body"><text:span text:style-name="Strong_20_Emphasis"><text:span text:style-name="T1">De maneira simples—como e por que processamos seus dados pessoais no Clue:</text:span></text:span></text:p>
      <text:p text:style-name="Text_20_body">i. <text:span text:style-name="Emphasis">Para oferecer nossos serviços, entender suas necessidades e conversar com você</text:span>, coletamos certos dados que nos permitem entrar em contato com você, analisar como você interage com nosso aplicativo e corrigir erros. Usamos <text:span text:style-name="T6">ferramentas de terceiros</text:span> para nos ajudar com esse processo. Para deixar claro, esses serviços de terceiros não têm permissão para usar os dados para quaisquer outros fins além de nos ajudar no funcionamento do Clue. Porém, se você deseja restringir o processamento de dados somente ao mínimo absoluto necessário para usar o Clue (por exemplo, não poderíamos mais analisar seus dados de uso juntamente com os dados de outras pessoas, o que nos ajuda a entender como você interage com o aplicativo para que possamos melhorá-lo) acesse Configurações e altere suas preferências.</text:p>
      <text:p text:style-name="Text_20_body">ii. <text:span text:style-name="Emphasis">Para fornecer informações personalizadas como seu parceiro confiável de saúde</text:span>, parte do serviço que oferecemos é processar os dados de saúde que você escolhe inserir no Clue. Como essa informação é tão delicada, geralmente processamos esses dados por conta própria nos nossos sistemas. Contratamos <text:span text:style-name="T6">empresas terceirizadas específicas </text:span>somente para processar os dados em nosso nome de modo a fornecer recursos essenciais, como mensagens dentro do aplicativo, ou se você optar por recursos específicos, como o e-mail de Revisão do Ciclo (mais uma vez, para ficar claro: neste caso, os dados não são compartilhados com qualquer outra parte para seu uso; usamos uma ferramenta de terceiros para nos ajudar, por exemplo, a criar um e-mail personalizado ou fornecer informações relevantes para sua fase de vida ou sintomas monitorados. Consulte a seção 8 abaixo para mais detalhes).</text:p>
      <text:p text:style-name="Text_20_body">iii. <text:span text:style-name="Emphasis">Para avançar a pesquisa científica sobre saúde menstrual e reprodutiva</text:span>, nós compartilhamos dados com pesquisadores cuidadosamente selecionados para impulsionar os estudos de saúde feminina. Para esse propósito nós tornamos anônimos seus dados pessoais removendo ou <text:soft-page-break/>codificando identificadores pessoais, de forma que nenhum dos pesquisadores nem terceiros possam vinculá-los a você. Você pode ler sobre nossas colaborações <text:a xlink:type="simple" xlink:href="https://helloclue.com/articles/about-clue/scientific-research-at-clue" text:style-name="Internet_20_link" text:visited-style-name="Visited_20_Internet_20_Link">aqui</text:a>. Contudo, se você não estiver confortável com seus dados anônimos sendo compartilhados para o propósito de pesquisa em saúde menstrual e reprodutiva, você pode nos contatar pelo email <text:a xlink:type="simple" xlink:href="mailto:trust@helloclue.com" text:style-name="Internet_20_link" text:visited-style-name="Visited_20_Internet_20_Link">trust@helloclue.com</text:a>.</text:p>
      <text:p text:style-name="Text_20_body">iv. <text:span text:style-name="Emphasis">Para alcançar de fato novos usuários online do Clue</text:span>, nós compartilhamos uma quantidade mínima de dados sobre nossos usuários com redes de publicidade (mas nunca compartilhamos os dados de saúde, menstrual ou outros, que você monitora no aplicativo). Fazemos isso para que você não veja publicidade do Clue se já tiver baixado o aplicativo ou se inscrito, e para que possamos sugerir o Clue a quem possa se interessar por ele. Se você não está confortável com <text:span text:style-name="Emphasis">qualquer</text:span> informação sendo compartilhada para otimização de anúncios, acesse as Configurações e altere suas preferências.</text:p>
      <text:p text:style-name="Text_20_body">Para deixar claro: nós temos muito cuidadosos em dar proteção extra aos seus dados confidenciais de saúde. Não compartilhamos nenhum dos dados que você monitora com anunciantes ou outros terceiros para uso próprio. Esse não é nosso modelo de negócios. Para saber mais de nossos princípios e promessas sobre como ganhamos dinheiro, por favor acesse essa <text:a xlink:type="simple" xlink:href="https://helloclue.com/articles/about-clue/making-money-at-clue-our-principles-and-promises" text:style-name="Internet_20_link" text:visited-style-name="Visited_20_Internet_20_Link">postagem no blog</text:a>.</text:p>
      <text:p text:style-name="Text_20_body">Por favor, leia abaixo a Política de Privacidade na íntegra para entender tudo isso com mais detalhes. Fizemos o nosso melhor para torná-la o mais claro e compreensível possível. Se você tem qualquer dúvida, entre em contato conosco no <text:a xlink:type="simple" xlink:href="mailto:trust@helloclue.com" text:style-name="Internet_20_link" text:visited-style-name="Visited_20_Internet_20_Link">trust@helloclue.com</text:a>.</text:p>
      <text:h text:style-name="Heading_20_2" text:outline-level="2">2. Como e por quê processamos seus dados pessoais no Clue</text:h>
      <text:p text:style-name="Text_20_body">O processamento de dados está no centro de tudo o que fazemos na Clue, e, sempre que você utiliza nossos serviços—como quando usa o app Clue ou quando entra no nosso site—, alguns dados pessoais e não pessoais são coletados, armazenados e analisados com a ajuda de ferramentas internas e de terceiros.</text:p>
      <text:p text:style-name="Text_20_body">Aqui estão os <text:span text:style-name="Strong_20_Emphasis">motivos</text:span> pelos quais nós processamos dados e o tipo de dados que são processados ​​para atender cada objetivo:</text:p>
      <text:h text:style-name="Heading_20_3" text:outline-level="3">2.1 Para oferecer nossos serviços, entender suas necessidades e conversar com você</text:h>
      <text:p text:style-name="Text_20_body">Quando você usa o aplicativo Clue ou quando acessa nosso site, o Clue coleta, armazena e usa alguns dados pessoais sobre como você interage com nossos serviços, como dados do aparelho, dados de eventos e de uso, e endereço IP (descritos mais detalhadamente abaixo), e transmite para alguns serviços de terceiros que processam dados em nome do Clue.</text:p>
      <text:p text:style-name="Text_20_body">A principal razão pela qual nós coletamos esses dados e usamos ferramentas terceirizadas é para oferecer nossos serviços a você, que podem incluir o envio ocasional de mensagens informativas e promocionais, bem como lembretes ao seu smartphone por meio de mensagens dentro do aplicativo e notificações por push. Pensamos bem sobre o quê comunicar e com qual frequência. Com o Clue, você sempre terá controle total sobre suas preferências de comunicação. Você pode mudar as configurações no aplicativo ou no seu aparelho a qualquer momento.</text:p>
      <text:p text:style-name="Text_20_body">A outra razão pela qual nós processamos esses dados é para nos ajudar a entender suas necessidades e como você usa os nossos produtos, para analizar erros e corrigir erros e também para trazer até <text:soft-page-break/>você recursos mais úteis. Em poucas palavras, nós processamos essa informação para oferecer a você a melhor e mais confiável experiência com os nossos serviços.</text:p>
      <text:p text:style-name="P4">Estes são os tipos de dados que coletamos:</text:p>
      <text:p text:style-name="Text_20_body"><text:span text:style-name="Strong_20_Emphasis"><text:span text:style-name="T12">Dados do aparelho</text:span></text:span> Esses dados nos informam sobre o <text:span text:style-name="T2">aparelho que você usa </text:span>para acessar nossos serviços, tal como o modelo, nome e identificadores, as configurações do aparelho, identificador de aplicativo e informações sobre erros. <text:span text:style-name="T2">No nosso site,</text:span> coletamos informações sobre seu navegador e as configurações dele, seu sistema operacional e as configurações de sistema do seu aparelho. <text:span text:style-name="T3">Essa informação nos ajuda a corrigir erros e melhorar e adaptar nossos serviços aos aparelhos de nossos usuários.</text:span></text:p>
      <text:p text:style-name="Text_20_body"><text:span text:style-name="Strong_20_Emphasis"><text:span text:style-name="T12">Dados de evento e de uso</text:span></text:span> Quando você usa o <text:span text:style-name="T2">aplicativo ou entra em nosso site</text:span>, nossos servidores (localizados na Europa) processam dados <text:span text:style-name="T3">para entender seu uso de nossos serviços</text:span> — por exemplo, as páginas que você visita ou as abas que você abre no aplicativo. Nós coletamos essa informação e a usamos como dados agregados <text:span text:style-name="T3">para entender melhor quais recursos são mais relevantes ou úteis aos nossos usuários de forma geral.</text:span> Também, <text:span text:style-name="T3">para te informar sobre informações relevantes e oportunas e conteúdo promocional.</text:span></text:p>
      <text:p text:style-name="Text_20_body"><text:span text:style-name="Strong_20_Emphasis"><text:span text:style-name="T12">Endereço IP</text:span></text:span><text:span text:style-name="T12"> </text:span>Coletamos <text:span text:style-name="T2">endereços IP fornecidos por seu navegador</text:span> ou aparelho móvel <text:span text:style-name="T3">para fornecer o serviço a seu aparelho. </text:span>Nós também usamos o endereço de IP <text:span text:style-name="T3">para determinar sua localização aproximada para fins de estatística e análise e para conformidade regulatória em diferentes países. </text:span>Queremos deixar claro que não coletamos sua localização exata.</text:p>
      <text:p text:style-name="Text_20_body"><text:span text:style-name="Strong_20_Emphasis"><text:span text:style-name="T12">Dados de saúde e confidenciais</text:span></text:span><text:span text:style-name="T12"> </text:span><text:span text:style-name="T2">Processamos dados de saúde e dados confidenciais que você opta por monitorar no aplicativo Clue </text:span>para lhe prestar nosso serviço. Esses dados de saúde podem incluir informações sobre seu ciclo (por exemplo, duração da menstruação, cólicas ou escape) e, dependendo dos dados fornecidos, eles também podem conter informações sobre sua saúde geral (por exemplo, peso, temperatura corporal, qualidade do cabelo e se/como você se envolve em relações sexuais). Esses dados são necessários para que o Clue preste os serviços que você usa. Processamos somente os dados que você nos fornece ao monitorá-los no aplicativo Clue. Para personalizar determinadas mensagens enviadas no aplicativo como parte do nosso serviço Clue, por exemplo, observações individuais, lembretes ou sugestões sobre informações que você pode achar úteis para sua fase de vida, também processamos dados de saúde que você opta por monitorar no aplicativo.</text:p>
      <text:p text:style-name="Text_20_body"><text:span text:style-name="Strong_20_Emphasis"><text:span text:style-name="T12">Base legal</text:span></text:span> A base legal para processamento da informação acima é Art 6 seção 1(b) do Regulamento Geral Europeu para a Proteção de Dados (RGPD). O Clue pode usar essa informação para o propósito de melhorar o aplicativo, os serviços que oferecemos a você e para prevenir uso impróprio de nossos serviços. Em concordância com o Art 6, seção 1(f) RGPD, consideramos que temos o interesse legítimo de oferecer um serviço funcional e livre de erros.</text:p>
      <text:p text:style-name="Text_20_body">Nós também usamos as informações descritas acima para analisar o uso de nossos serviços. Com a ajuda de provedores de serviços terceirizados, usamos essas análises para melhorar nossos serviços e a eficiência de nossa publicidade (com exceção de seus dados sensíveis de saúde, que nunca compartilhamos com redes publicitárias). Mais detalhes estão descritos na seção 7 desta Política de Privacidade.</text:p>
      <text:h text:style-name="Heading_20_3" text:outline-level="3"><text:soft-page-break/>2.2 Para oferecer nosso serviço de dados personalizados como seu parceiro de saúde confiável</text:h>
      <text:p text:style-name="Text_20_body">Os dados que você monitora no Clue a respeito de sua saúde e suas atividades são considerados <text:span text:style-name="Emphasis">dados pessoais sensíveis</text:span>. O Clue não armazena dados pessoais sensíveis sem sua permissão explícita. É somente quando você nos dá <text:span text:style-name="Emphasis">consentimento explícito ao criar uma conta no Clue</text:span> que nós começamos a armazenar todas as suas informações de saúde e confidenciais que você monitora nos nossos servidores seguros, junto aos dados pessoais necessários para criar uma conta. Você pode encontrar uma explicação detalhada do que você consente quando cria uma conta com o Clue na próxima seção da nossa Política de Privacidade.</text:p>
      <text:p text:style-name="Text_20_body">Esses são os tipos de dados que nós coletamos e armazenamos quando você cria uma conta:</text:p>
      <text:p text:style-name="Text_20_body"><text:span text:style-name="Strong_20_Emphasis">Dados pessoais usados na criação da conta</text:span> Precisamos de alguns dados pessoais, tais como nome de usuário, idade e endereço de e-mail para poder criar sua conta no Clue.</text:p>
      <text:p text:style-name="Text_20_body">**Saúde e dados confidenciais **Armazenamos dados de saúde, tais como as medidas de seu corpo, datas de suas menstruações passadas e atuais, e quaisquer sintomas ou eventos que você decida monitorar no aplicativo (por exemplo: relação sexual, níveis de produtividade, dias de cabelo bom, dores ou desejos alimentares).</text:p>
      <text:p text:style-name="Text_20_body"><text:span text:style-name="Strong_20_Emphasis">Base legal</text:span> O Clue usa essa informação com o propósito de oferecer nossos serviços a você. A base legal para o processamento de seus dados de saúde é seu consentimento, em concordância com o Art 9 RGPD, conforme estabelecido na seção 3 desta Política de Privacidade, "Seu Consentimento para o processamento de dados de saúde e confidenciais". Suas informações pessoais para criação de conta são processadas com base no Art 6, seção 1(b) RGPD.</text:p>
      <text:p text:style-name="Text_20_body">Consulte a seção 5.1 abaixo com relação às medidas especiais de segurança de dados que tomamos para garantir que seus dados confidenciais de saúde estejam protegidos.</text:p>
      <text:h text:style-name="Heading_20_3" text:outline-level="3">2.3 Para avançar na pesquisa científica sobre saúde menstrual e reprodutiva</text:h>
      <text:p text:style-name="Text_20_body">A visão de nossa fundadora, Ida Tin, é que o Clue ajude a promover a saúde feminina em todo o mundo. A saúde feminina tem sido historicamente pouco abordada como campo de pesquisa—existe muito pouca informação de saúde menstrual de longo prazo ou em larga escala disponível para fins acadêmicos e clínicos. O Clue está em uma missão para preencher essa lacuna por meio do compartilhamento de dados dos usuários, cuidadosamente anonimizados para proteger sua privacidade, para fins de pesquisa científica e médica sobre saúde menstrual e reprodutiva. Anonimização quer dizer que o Clue irá deletar tais informações de conjuntos de dados que poderiam identificar você como indivíduo, como seu nome de usuário ou endereço de email, ou irá substituir essas informações por um número aleatório, para que a informação sobre sua identidade não possa ser compartilhada com nenhum pesquisador parceiro.</text:p>
      <text:p text:style-name="Text_20_body">Desde o início, o Clue colabora bastante com pesquisadores acadêmicos. Você pode ler <text:a xlink:type="simple" xlink:href="https://helloclue.com/articles/about-clue/scientific-research-at-clue" text:style-name="Internet_20_link" text:visited-style-name="Visited_20_Internet_20_Link">aqui</text:a> sobre nossas colaborações passadas e presentes em pesquisas.</text:p>
      <text:p text:style-name="Text_20_body">Queremos deixar bem claro que nós selecionamos nossos colaboradores científicos pessoalmente com o maior cuidado e que, acima de tudo, nós só oferecemos dados para pesquisa científica depois que tenham sido anonimizados seguindo um protocolo rigoroso que envolve a remoção ou codificação de qualquer informação que possa ser usada para identificar qualquer usuário específico.</text:p>
      <text:p text:style-name="Text_20_body"><text:soft-page-break/>Finalmente, como acreditamos que a pesquisa deveria beneficiar a todos, o Clue se esforça para publicar os resultados de nossas pesquisas acadêmicas, clínicas ou internas de formas fáceis de se ler, para todo mundo que utiliza o aplicativo.</text:p>
      <text:p text:style-name="Text_20_body"><text:span text:style-name="Strong_20_Emphasis">Base legal</text:span> A base legal para o uso de seus dados pessoais para fins de pesquisa científica é § 27 BDSG (a Lei Alemã de Proteção de Dados) junto com o seu consentimento, de acordo com o artigo 9 do RGPD. Lembrando que você pode retirar seu consentimento para o uso de seus dados para fins científicos a qualquer momento mandando um email para <text:a xlink:type="simple" xlink:href="mailto:trust@helloclue.com" text:style-name="Internet_20_link" text:visited-style-name="Visited_20_Internet_20_Link">trust@helloclue.com</text:a>. Se fizer isso, seus dados não serão incluídos em parcerias futuras de pesquisa.</text:p>
      <text:p text:style-name="Text_20_body">Se você é participante de um estudo científico conduzido por um centro de pesquisa que usa o Clue como uma ferramenta para coletar informações para esse estudo, o Clue compartilhará suas informações pessoais com o centro de pesquisa apenas sob os termos do seu consentimento, conforme foi dado a esse centro de pesquisa. Quando você usa o Clue como parte de um estudo científico, trataremos seus dados pessoais com o mesmo cuidado com que tratamos todos os dados de usuários. O centro de pesquisa será o único responsável pelo uso de seus dados pessoais, incluindo dados de saúde, no contexto dos estudos científicos em questão. Consideramos que o Clue e nossos <text:span text:style-name="T7">centros de pesquisa parceiros </text:span>têm responsabilidade conjunta ("controladoria conjunta" sob o RGPD) nesse caso.</text:p>
      <text:h text:style-name="Heading_20_3" text:outline-level="3">2.4 Clue Birth Control (atualmente disponível somente nos EUA)</text:h>
      <text:p text:style-name="Text_20_body">Esta seção se aplica a você se for elegível para usar o Clue Birth Control e residir nos Estados Unidos. Quando você fornece seus dados para a lista de verificação de elegibilidade antes de entrar no modo Clue Birth Control, coletamos e processamos esses dados de saúde para avaliar se você pode usar o Clue Birth Control com segurança para evitar a gravidez. Também usamos esses dados para monitorar e melhorar o processo de avaliação de elegibilidade, que é um recurso fundamental do Clue Birth Control. Quando você insere dados menstruais durante o uso do Clue Birth Control, os mesmos são processados para que o Clue Birth Control possa continuar fornecendo previsões sobre seus dias de baixo risco e dias de alto risco para uma gravidez.</text:p>
      <text:p text:style-name="Text_20_body">Caso você saia do modo Clue Birth Control, enviaremos uma pesquisa para nos ajudar a entender se o Clue Birth Control funcionou corretamente e se há algo em que possamos melhorar. Também podemos pedir seu feedback durante seu uso do Clue Birth Control. Agradecemos o feedback da nossa comunidade e trataremos os dados que você nos fornecer nessas pesquisas com o mesmo cuidado com que tratamos todos os dados de saúde monitorados no Clue, o que significa que nunca os compartilharemos com ninguém de qualquer maneira que permitiria sua identificação.</text:p>
      <text:p text:style-name="Text_20_body">No entanto, se você nos alertar sobre um problema que possa indicar uma falha do Clue Birth Control ou um resultado adverso de saúde ao usá-lo, seremos legalmente obrigados a informar a autoridade reguladora relevante sobre o caso, assim como qualquer outro provedor de controle de natalidade, como parte integrante do monitoramento contínuo para garantir que o Clue Birth Control seja seguro e eficaz.</text:p>
      <text:p text:style-name="Text_20_body"><text:span text:style-name="Strong_20_Emphasis">Base jurídica</text:span> Ao usar o Clue Birth Control, você concorda explicitamente com o uso e processamento dos seus dados de saúde conforme descrito acima.</text:p>
      <text:h text:style-name="Heading_20_2" text:outline-level="2"><text:soft-page-break/>3. Seu consentimento ao processamento de dados sensíveis e de saúde</text:h>
      <text:p text:style-name="Text_20_body">Quando você cria uma conta no Clue seus dados pessoais—incluindo dados confidenciais e dados relacionados à sua saúde—são armazenados no seu aparelho e também são armazenados e processados ​​nos servidores Clue. Ao criar uma conta com o Clue, você consente explicitamente que:</text:p>
      <text:p text:style-name="Text_20_body"><text:span text:style-name="Strong_20_Emphasis">i. O Clue pode armazenar e processar dados pessoais, incluindo dados de saúde fornecidos por você por meio da criação de uma conta e do uso do aplicativo Clue com o propósito de prestar serviços do Clue a você e aprimorar os recursos destes serviços. Tais serviços podem incluir o envio de informações e lembretes por meio do app Clue, como notificações, ou para o endereço de e-mail que você forneceu à Clue.</text:span></text:p>
      <text:p text:style-name="Text_20_body"><text:span text:style-name="Strong_20_Emphasis">ii. Os dados pessoais que você fornece ao Clue no processo de criação de conta para a prestação de serviços do Clue incluem dados inseridos no aplicativo Clue, como dados da sua conta (nome e endereço de e-mail, por exemplo) e dados de saúde, que podem incluir informações sobre seu ciclo (duração da menstruação, dores ou sangramento de escape, por exemplo), e, dependendo dos dados fornecidos, informações sobre sua saúde geral (peso, temperatura corporal, cabelo, detalhes sobre sua vida sexual, por exemplo).</text:span></text:p>
      <text:p text:style-name="Text_20_body"><text:span text:style-name="Strong_20_Emphasis">iii. O Clue pode usar seus dados de saúde para criar conjuntos de dados não identificados para fins de pesquisa acadêmica e clínica, que o Clue pode transferir para seus colaboradores para pesquisas adicionais em saúde reprodutiva. Os colaboradores da Clue são selecionados individualmente por meio de um processo interno de avaliação. Esses dados de pesquisa anonimizados não contêm nenhuma informação que permita que o pesquisador parceiro identifique você como indivíduo.</text:span></text:p>
      <text:h text:style-name="P3" text:outline-level="2">4. Seus direitos</text:h>
      <text:p text:style-name="Text_20_body">Acreditamos que a privacidade—incluindo a privacidade de dados—é um <text:a xlink:type="simple" xlink:href="https://www.ohchr.org/EN/Issues/DigitalAge/Pages/DigitalAgeIndex.aspx" text:style-name="Internet_20_link" text:visited-style-name="Visited_20_Internet_20_Link">direito humano básico</text:a>. <text:span text:style-name="T10">Na Clue, nos esforçamos para garantir que seus direitos sejam respeitados.</text:span></text:p>
      <text:p text:style-name="Text_20_body">Estes são alguns<text:span text:style-name="T10"> fatos essenciais sobre sua privacidad</text:span>e que gostaríamos que você soubesse:</text:p>
      <text:p text:style-name="P5"><text:span text:style-name="T10">i.</text:span> Nossos produtos e serviços foram feitos para coletar apenas os dados necessários para provermos nossos serviços. Somente coletamos e processamos seus dados para os fins descritos acima e detalhados nesta Política de Privacidade.</text:p>
      <text:p text:style-name="Text_20_body"><text:span text:style-name="T10">ii.</text:span> A segurança de nossos servidores é verificada rotineiramente por especialistas, para proteger seus dados de acesso não autorizado. Se tiver dúvidas sobre a proteção de nossos serviços, fale conosco no <text:a xlink:type="simple" xlink:href="mailto:trust@helloclue.com" text:style-name="Internet_20_link" text:visited-style-name="Visited_20_Internet_20_Link">trust@helloclue.com</text:a>.</text:p>
      <text:p text:style-name="Text_20_body"><text:span text:style-name="T10">iii.</text:span> <text:span text:style-name="T5">Só guardamos seus dados em formato identificável pelo tempo necessário para fornecer nossos serviços.</text:span></text:p>
      <text:p text:style-name="Text_20_body"><text:span text:style-name="T10">iv.</text:span> A Clue não toma decisões nem participa de atividades de perfilamento de forma automática.</text:p>
      <text:p text:style-name="Text_20_body">Ao usar os serviços do Clue e de nosso site da web, <text:span text:style-name="T9">você pode exercer seus direitos sob o Regulamento Geral sobre a Proteção de Dados da UE (RGPD)</text:span> para:</text:p>
      <text:p text:style-name="Text_20_body"><text:soft-page-break/><text:span text:style-name="T9">i.</text:span> Solicitar informações sobre seus dados pessoais processados pela Clue. Com a solicitação, as informações serão eletronicamente fornecidas a você. Você pode entrar em contato conosco para solicitar suas informações em <text:a xlink:type="simple" xlink:href="mailto:trust@helloclue.com" text:style-name="Internet_20_link" text:visited-style-name="Visited_20_Internet_20_Link">trust@helloclue.com</text:a>.</text:p>
      <text:p text:style-name="Text_20_body"><text:span text:style-name="T9">ii. </text:span>Ter acesso às suas informações ao solicitar uma cópia de segurança de seus dados (conforme explicado na próxima seção) em um formato legível por outras empresas e organizações (portabilidade de dados).</text:p>
      <text:p text:style-name="Text_20_body"><text:span text:style-name="T9">iii.</text:span> Corrigir suas informações pessoais e dados de saúde nas configurações do app e nas categorias de monitoramento disponíveis no app Clue.</text:p>
      <text:p text:style-name="Text_20_body"><text:span text:style-name="T9">iv</text:span>. Retire seu consentimento do processamento contínuo de dados a qualquer momento excluindo sua conta (conforme explicado na seção de suporte do aplicativo) e/ou cancelando a inscrição do nosso boletim informativo ou outras comunicações por email, clicando no link na parte inferior do email.</text:p>
      <text:p text:style-name="Text_20_body"><text:span text:style-name="T9">v.</text:span> Solicitar a exclusão total dos seus dados, incluindo todos os dados passados enviados a serviços de terceiros utilizados para monitoramento e análise. Basta entrar em contato com <text:a xlink:type="simple" xlink:href="mailto:trust@helloclue.com" text:style-name="Internet_20_link" text:visited-style-name="Visited_20_Internet_20_Link">trust@helloclue.com</text:a>. Seus dados serão excluídos em 30 dias.</text:p>
      <text:p text:style-name="Text_20_body"><text:span text:style-name="T9">vi. </text:span>Faça uma reclamação junto à autoridade supervisora ​​correspondente se você acredita que o Clue está processando seus dados pessoais de forma a violar os regulamentos de proteção de dados aplicáveis.</text:p>
      <text:p text:style-name="Text_20_body"><text:span text:style-name="Strong_20_Emphasis">Direitos de Privacidade da Califórnia</text:span></text:p>
      <text:p text:style-name="Text_20_body">Se você reside na Califórnia, a Seção 1798.83 do Código Civil da Califórnia permite solicitar por escrito uma lista das categorias de informações pessoais relacionadas a terceiros para as quais o Clue divulgou informações pessoais durante o ano anterior.</text:p>
      <text:p text:style-name="Text_20_body">Para fazer tal solicitação, envie um e-mail para: <text:a xlink:type="simple" xlink:href="mailto:trust@helloclue.com" text:style-name="Internet_20_link" text:visited-style-name="Visited_20_Internet_20_Link">trust@helloclue.com</text:a>.</text:p>
      <text:h text:style-name="Heading_20_2" text:outline-level="2">5. Segurança dos dados</text:h>
      <text:p text:style-name="Text_20_body">Nós aplicamos <text:span text:style-name="T8">medidas de segurança para proteção contra uso indevido, perda e/ou alteração de informações pessoais sob nosso controle. </text:span>Seguimos os padrões da indústria quando transferimos e armazenamos seus dados. Embora não possamos garantir que o abuso, a perda ou a alteração das informações jamais ocorram, fazemos todo o possível para impedir tal ocorrência.</text:p>
      <text:h text:style-name="Heading_20_3" text:outline-level="3">5.1 Como o Clue armazena seus dados pessoais</text:h>
      <text:p text:style-name="Text_20_body">Quando você cria uma conta no Clue, <text:span text:style-name="T8">os dados do seu perfil pessoal são armazenados separadamente dos seus dados de monitoramento do ciclo e das configurações de serviço. </text:span>Isso nos permite garantir um maior nível de privacidade para as informações do seu ciclo. Quando você cria <text:span text:style-name="T8">uma senha do Clue, ela é armazenada com criptografia de caminho único ("hashing" e "salting") e não pode ser lida por nós. </text:span>Observe que se você usar um login social (pela Apple, Facebook ou Google), o Clue não recebe sua senha original.</text:p>
      <text:p text:style-name="Text_20_body"><text:span text:style-name="Emphasis">Importante: A Clue usa </text:span><text:span text:style-name="Emphasis"><text:span text:style-name="T4">servidores localizados na União Europeia</text:span></text:span><text:span text:style-name="Emphasis"> para processar e armazenar seus dados pessoais.</text:span></text:p>
      <text:p text:style-name="Text_20_body"><text:soft-page-break/><text:span text:style-name="T8">Seus dados são transmitidos entre seu dispositivo e os servidores da Clue usando o protocolo HTTPS para criptografia.</text:span> HTTPS é a mesma tecnologia usada para criar conexões seguras para seu navegador da Web, sendo indicada por um ícone de cadeado na barra de endereço do seu navegador.</text:p>
      <text:h text:style-name="Heading_20_3" text:outline-level="3">5.2 Recomendações do Clue para a proteção de seus dados</text:h>
      <text:p text:style-name="Text_20_body">Acreditamos que a maior ameaça à segurança e privacidade de seus dados é se alguém—provavelmente alguém que você conhece—obter acesso a qualquer um dos seus dispositivos sem o seu consentimento. Os dados inseridos no Clue são privados e devem permanecer assim (a menos que você decida compartilhar—se estiver usando o Clue Connect, por exemplo, revise regularmente se ainda faz sentido compartilhar essas informações com as pessoas que você se conectou). Abaixo, destacamos algumas formas de manter a segurança dos seus dispositivos.</text:p>
      <text:p text:style-name="Text_20_body"><text:span text:style-name="Strong_20_Emphasis"><text:span text:style-name="T8">Proteja sua conta do Clue:</text:span></text:span><text:span text:style-name="T8"> </text:span>Ative um código PIN único ou o TouchID (iPhone 5S-8) para o aplicativo Clue. Se você compartilhar seu dispositivo com outras pessoas, ativar um código PIN único ou o TouchID garantirá que somente você pode acessar seus dados do Clue no aparelho.</text:p>
      <text:p text:style-name="Text_20_body"><text:span text:style-name="Strong_20_Emphasis"><text:span text:style-name="T8">Proteja seu dispositivo:</text:span></text:span></text:p>
      <text:p text:style-name="Text_20_body">i. Ative a autenticação PIN, TouchID (iPhone 5S-8) ou FaceID (iPhone X-13) no seu aparelho. Isso criptografará automaticamente seus dados no Clue e prevenirá que outras pessoas usem seu dispositivo sem sua permissão.</text:p>
      <text:p text:style-name="Text_20_body">ii. Configure um recurso que permitirá que você apague todos os dados de seu aparelho, mesmo que ele tenha sido perdido ou roubado. No iOS, a ativação desse recurso é um processo de duas etapas: primeiro, você precisa Ativar o "Buscar Meu iPhone" no iCloud (veja as instruções nas <text:a xlink:type="simple" xlink:href="https://support.apple.com/en-ca/explore/find-my-iphone-ipad-mac-watch" text:style-name="Internet_20_link" text:visited-style-name="Visited_20_Internet_20_Link">páginas de Suporte da Apple</text:a>) e habilitar o "Apagar seu dispositivo" (veja as instruções nas <text:a xlink:type="simple" xlink:href="https://support.apple.com/kb/ph2701?locale=en_GB" text:style-name="Internet_20_link" text:visited-style-name="Visited_20_Internet_20_Link">páginas de Suporte da Apple</text:a>).</text:p>
      <text:p text:style-name="Text_20_body">No Android, você precisa baixar e configurar o <text:a xlink:type="simple" xlink:href="https://play.google.com/store/apps/details?id=com.google.android.apps.adm&amp;hl=en" text:style-name="Internet_20_link" text:visited-style-name="Visited_20_Internet_20_Link">Encontre Meu Dispositivo</text:a> (antigo Gerenciador de Dispositivos do Android) na Google Play Store e, se necessário, utilize a <text:a xlink:type="simple" xlink:href="https://www.google.com/android/find" text:style-name="Internet_20_link" text:visited-style-name="Visited_20_Internet_20_Link">interface web</text:a> conectada para bloquear ou apagar seu celular remotamente.</text:p>
      <text:h text:style-name="Heading_20_2" text:outline-level="2">6. Transferência de dados fora da União Europeia e para provedores de serviço e aplicativos de terceiros</text:h>
      <text:h text:style-name="Heading_20_3" text:outline-level="3">6.1 Transferência de dados fora da Europa</text:h>
      <text:p text:style-name="Text_20_body">Quaisquer dados pessoais coletados de você só podem ser transferidos para países fora do Espaço Econômico Europeu (EEE) se observarmos os regulamentos de privacidade aplicáveis e garantirmos que seus direitos de privacidade permaneçam protegidos.</text:p>
      <text:p text:style-name="Text_20_body">O Tribunal Europeu de Justiça declarou inválida a estrutura de privacidade Europa-EUA (EU-USA Privacy Shield), na qual, como muitas empresas, anteriormente confiamos para garantir um nível suficiente de proteção de dados. Celebramos cláusulas contratuais padrão com todos os fornecedores de ferramentas de processamento de dados fora da UE (processadores de dados) para garantir um nível adequado de proteção de dados em conformidade com o Artigo 46 do RGPD.</text:p>
      <text:p text:style-name="Text_20_body">Leia mais sobre as Cláusulas Contratuais Padrão <text:a xlink:type="simple" xlink:href="https://ec.europa.eu/info/law/law-topic/data-protection/international-dimension-data-protection/standard-contractual-clauses-scc_en" text:style-name="Internet_20_link" text:visited-style-name="Visited_20_Internet_20_Link">aqui</text:a>. As Cláusulas Contratuais Padrão nos ajudam a implementar um nível adequado de proteção de dados entre o Clue e nosso processador, que <text:soft-page-break/>concorda em seguir regras rígidas de proteção de dados. No entanto, elas não vinculam os órgãos governamentais do país não pertencente à UE em que nosso processador opera. Em alguns casos, os governos podem ter poderes de vigilância que vão contra os princípios de proteção de dados da legislação da UE. Portanto, o ambiente jurídico de países fora da UE, incluindo em particular os Estados Unidos, cria o risco de que um processador seja forçado por lei a agir contra as obrigações contidas nas Cláusulas Contratuais Padrão e entregar informações pessoais ao governo local, com direitos limitados para o Clue e você, individualmente, buscar ajuda jurídica contra tais ações. Com relação especificamente aos Estados Unidos, as informações que nós e nossos processadores mantemos provavelmente não serão objeto de investigação por uma autoridade pública nos Estados Unidos que invoque tais leis que podem obrigar um processador a ceder informações pessoais. No entanto, o risco de tal disseminação não pode ser descartado.</text:p>
      <text:p text:style-name="Text_20_body">O que o Clue faz para reduzir esse risco? Escolhemos nossos processadores com muito cuidado. Não trabalhamos com processadores localizados em países onde estejamos preocupados com o estado de direito com relação à privacidade. Seguimos as orientações do Conselho Europeu de Proteção de Dados sobre medidas contratuais e técnicas adicionais para garantir um nível suficiente de privacidade em diferentes situações.</text:p>
      <text:p text:style-name="Text_20_body">Continuamos a observar de perto os desenvolvimentos regulatórios e as melhores práticas nesta área. Nesse ínterim, alguns processadores não pertencentes à UE e, em particular, processadores localizados nos EUA, são uma parte vital do nosso serviço e não podemos fornecer nosso serviço a você sem usar tais processadores, conforme descrito nesta Política de Privacidade nas Seções 6, 7 e 8.</text:p>
      <text:p text:style-name="Text_20_body">Seu consentimento para a transferência de dados pessoais para países fora da UE, em particular processadores localizados nos EUA:</text:p>
      <text:p text:style-name="Text_20_body"><text:span text:style-name="Strong_20_Emphasis">Você concorda que o Clue pode empregar processadores para processar seus dados pessoais, o que pode envolver a transferência dos seus dados pessoais para processadores localizados fora da UE ou permitir o acesso aos seus dados pessoais de fora da UE para realizar dados definidos processamento de tarefas em nosso nome. Tais processadores só terão acesso aos seus dados com a finalidade de nos ajudar a (i) fornecer os serviços da Clue a você, (ii) para que possamos analisar e melhorar nosso aplicativo e site, (iii) para melhorar nossa publicidade e (iv) no contexto do fornecimento de conjuntos de dados não identificados aos </text:span><text:span text:style-name="Strong_20_Emphasis"><text:span text:style-name="T7">nossos parceiros de pesquisa científica</text:span></text:span><text:span text:style-name="Strong_20_Emphasis">.</text:span></text:p>
      <text:p text:style-name="Text_20_body">Você pode retirar seu consentimento para todo processamento de dados não essenciais a qualquer momento, ajustando suas preferências de privacidade. No aplicativo Clue, toque no menu Mais &gt; Configurações &gt; Privacidade de dados para ajustar suas preferências.</text:p>
      <text:h text:style-name="Heading_20_3" text:outline-level="3">6.2 Apple Saúde (iOS)</text:h>
      <text:p text:style-name="Text_20_body">O Clue não trocará dados pessoais com o app Saúde da Apple a não ser que você especificamente o autorize. Você poderá aprovar nas configurações relevantes do app de Saúde ou dentro do app Clue, na configuração inicial do perfil de usuário ou nas configurações do app. Você poderá revogar a aprovação a qualquer tempo. Se você tiver dado sua aprovação, o Clue poderá interagir com o app de Saúde no seu dispositivo iOS e ler e/ou enviar informações entre o app Clue e o Apple Saúde. Isso pode incluir uma transferência de seus dados pessoais a servidores da Apple localizados fora da União Europeia.</text:p>
      <text:p text:style-name="Text_20_body"><text:soft-page-break/>Você poderá escolher se e em que medida seus dados pessoais serão trocados entre o Clue e o aplicativo Saúde concedendo ou revogando as permissão apropriadas nas configurações do aplicativo Saúde. Por favor, consulte as Informações de Privacidade do app Saúde para maiores informações.</text:p>
      <text:h text:style-name="Heading_20_3" text:outline-level="3">6.3 Facebook Connect</text:h>
      <text:p text:style-name="Text_20_body">Para usuários que preferem fazer o login dessa forma, o Clue usa o Facebook Connect para que as pessoas possam criar e entrar na conta Clue com os dados do Facebook. Neste caso, o Clue trocará certos dados com o Facebook, como dados do aparelho, seu endereço IP e informações que você forneceu ao criar uma conta no Facebook. Isso pode incluir uma transferência de seus dados pessoais a servidores do Facebook localizados fora da União Europeia. É sua a escolha se e em qual medida você usa o serviço de login do Facebook e quais informações você fornece ao Facebook. No entanto, em nenhum caso trocaremos dados de saúde com o Facebook com a finalidade de usar o serviço Facebook Connect.</text:p>
      <text:p text:style-name="Text_20_body">Se você se inscrever no Clue usando o Facebook, você estará nos autorizando a coletar suas informações básicas de perfil do Facebook, como nome, endereço de email e foto do perfil. Estas informações são coletadas pelo Facebook e fornecidas a nós de acordo com os termos da <text:a xlink:type="simple" xlink:href="https://www.facebook.com/privacy/explanation" text:style-name="Internet_20_link" text:visited-style-name="Visited_20_Internet_20_Link">Política de Privacidade do Facebook</text:a>. Você pode controlar os dados que recebemos do Facebook nas configurações de privacidades da sua conta do Facebook.</text:p>
      <text:h text:style-name="Heading_20_3" text:outline-level="3">6.4 Login pela Apple</text:h>
      <text:p text:style-name="Text_20_body">O Clue também permite o uso do login Apple. Se você optar por usar este serviço da Apple para entrar no Clue, o Clue trocará certos dados com a Apple, como dados do aparelho, seu endereço de IP e informações que você forneceu à Apple ao criar uma conta na Apple Inc. Isso pode incluir uma transferência de seus dados pessoais a servidores da Apple localizados fora da União Europeia. É sua a escolha se e em qual medida você usa o serviço de login da Apple e quais informações você fornece à Apple. Absolutamente nenhum dado de saúde será trocado com a Apple se você o serviço de login da Apple.</text:p>
      <text:h text:style-name="Heading_20_3" text:outline-level="3">6.5 Login pelo Google</text:h>
      <text:p text:style-name="Text_20_body">O Clue também permite que você faça login com sua conta do Google. Se você optar por usar o login pelo Google, sua conta do Google será associada ao aplicativo Clue. Você pode gerenciar isso a qualquer momento em sua Conta do Google. Consulte os <text:a xlink:type="simple" xlink:href="https://support.google.com/accounts/answer/112802?hl=en&amp;ref_topic=7188760&amp;co=GENIE.Platform%3DAndroid&amp;oco=1" text:style-name="Internet_20_link" text:visited-style-name="Visited_20_Internet_20_Link">recursos</text:a> do Google para obter mais detalhes. O Clue trocará certos dados com o Google, como dados do aparelho, seu endereço IP e informações que você forneceu ao criar uma conta no Google. Isso pode incluir uma transferência de seus dados pessoais a servidores da Google localizados fora da União Europeia. É sua a escolha se e em qual medida você usa o serviço de login do Google e quais informações você fornece ao Google. Absolutamente nenhum dado de saúde será trocado com o Google se você usar o serviço de login do Google.</text:p>
      <text:h text:style-name="P2" text:outline-level="2">7. Cookies e análise de dados de aplicativos</text:h>
      <text:p text:style-name="Text_20_body">Nosso website usa cookies, que são pequenos arquivos de texto destinados a tornar o site melhor para seu uso. Em geral, cookies são usados para guardar preferências, armazenar informações como <text:soft-page-break/>carrinho de compras e fornecer o monitoramento de dados para aplicativos de terceiros, como o Google Analytics, ou identificar seu dispositivo para anúncios especiais, como retargeting.</text:p>
      <text:p text:style-name="Text_20_body">O aplicativo e o site do Clue também utilizam estatísticas e serviços de monitoramento de terceiros para acompanhar o desempenho dos nossos serviços, entender como você os utiliza e oferecer uma experiência aprimorada.</text:p>
      <text:p text:style-name="Text_20_body">A Clue ou um terceiro contratado pelo Clue pode coletar e processar informações sobre como você usa nosso website ou o app Clue. Isso ocorre por meio de um número de identificação único assinalado a você. As informações sobre seu uso serão excluídas quando não forem mais necessárias para a finalidade em que foram coletadas e sempre serão anonimizadas antes do compartilhamento com terceiros, além daquelas mencionadas nas seções 7.2 a 7.9.</text:p>
      <text:h text:style-name="Heading_20_3" text:outline-level="3">7.1 Seu consentimento para monitoramento e análise pelo Clue</text:h>
      <text:p text:style-name="Text_20_body"><text:span text:style-name="Strong_20_Emphasis">Ao usar nosso aplicativo e nosso site, você consente (no caso do site, ao autorizar os cookies) que o Clue poderá usar cookies e serviços de terceiros, e coletar seus dados de uso por meio de um identificador único, além de sua data de nascimento, para monitorar, analisar e melhorar nosso site e aplicativo, bem como para questões de publicidade, como apresentar conteúdo do Clue relevante para você.</text:span></text:p>
      <text:p text:style-name="Text_20_body">Você pode retirar seu consentimento para processamentos de dados não essenciais a qualquer momento. Ao visitar nosso site, você pode recusar o uso de cookies não essenciais na notificação pop-up. No aplicativo Clue, vá para o menu Mais &gt; Configurações &gt; Configurações de Privacidade e ajuste suas preferências. Para monitorar o desempenho de nossos serviços e melhorar os serviços do Clue, nós usamos os seguintes serviços de terceiros:</text:p>
      <text:h text:style-name="Heading_20_3" text:outline-level="3">7.2 Google Analytics - Site</text:h>
      <text:p text:style-name="Text_20_body">Nosso site usa o <text:a xlink:type="simple" xlink:href="https://policies.google.com/technologies/partner-sites" text:style-name="Internet_20_link" text:visited-style-name="Visited_20_Internet_20_Link">Google Analytics</text:a>, um serviço de análise da Web operado pelo Google LLC (“Google”). O Google Analytics usa cookies (arquivos de texto) armazenados em seu computador para permitir análises de suas visitas a websites e interações com eles, de modo a personalizar sua experiência e melhorar nossos serviços. As informações produzidas por cookies serão transferidas e armazenadas em um servidor nos EUA operado pelo Google. Você pode se informar mais sobre o Google Analytics <text:a xlink:type="simple" xlink:href="https://policies.google.com/technologies/partner-sites" text:style-name="Internet_20_link" text:visited-style-name="Visited_20_Internet_20_Link">aqui</text:a>.</text:p>
      <text:p text:style-name="Text_20_body">Os seguintes cookies são usados pelo Google Analytics:</text:p>
      <table:table table:name="Tabela1" table:style-name="Tabela1">
        <table:table-column table:style-name="Tabela1.A"/>
        <table:table-column table:style-name="Tabela1.B"/>
        <table:table-column table:style-name="Tabela1.C"/>
        <table:table-column table:style-name="Tabela1.D"/>
        <table:table-row table:style-name="TableLine94078314750000">
          <table:table-cell table:style-name="Tabela1.A1" office:value-type="string">
            <text:p text:style-name="Table_20_Heading">Nome do cookie</text:p>
          </table:table-cell>
          <table:table-cell table:style-name="Tabela1.A1" office:value-type="string">
            <text:p text:style-name="Table_20_Heading">Valor (exemplo)</text:p>
          </table:table-cell>
          <table:table-cell table:style-name="Tabela1.A1" office:value-type="string">
            <text:p text:style-name="Table_20_Heading">Objetivo</text:p>
          </table:table-cell>
          <table:table-cell table:style-name="Tabela1.A1" office:value-type="string">
            <text:p text:style-name="Table_20_Heading">Validade</text:p>
          </table:table-cell>
        </table:table-row>
        <table:table-row table:style-name="TableLine94078314642432">
          <table:table-cell table:style-name="Tabela1.A1" office:value-type="string">
            <text:p text:style-name="Table_20_Contents">_ga</text:p>
          </table:table-cell>
          <table:table-cell table:style-name="Tabela1.A1" office:value-type="string">
            <text:p text:style-name="Table_20_Contents">2.1326744211.152311160746-5</text:p>
          </table:table-cell>
          <table:table-cell table:style-name="Tabela1.A1" office:value-type="string">
            <text:p text:style-name="Table_20_Contents">o cookie é gravado no navegador na primeira visita. Ele está incluído em cada solicitação de exibição de página e é usado para distinguir usuários únicos no site.</text:p>
          </table:table-cell>
          <table:table-cell table:style-name="Tabela1.A1" office:value-type="string">
            <text:p text:style-name="Table_20_Contents">2 anos</text:p>
          </table:table-cell>
        </table:table-row>
        <table:table-row table:style-name="TableLine94078314644736">
          <table:table-cell table:style-name="Tabela1.A1" office:value-type="string">
            <text:p text:style-name="Table_20_Contents">_gid</text:p>
          </table:table-cell>
          <table:table-cell table:style-name="Tabela1.A1" office:value-type="string">
            <text:p text:style-name="Table_20_Contents">2.1687193234.152311160746-1</text:p>
          </table:table-cell>
          <table:table-cell table:style-name="Tabela1.A1" office:value-type="string">
            <text:p text:style-name="Table_20_Contents">o cookie é usado para agrupar o comportamento de usuários para cada usuário.</text:p>
          </table:table-cell>
          <table:table-cell table:style-name="Tabela1.A1" office:value-type="string">
            <text:p text:style-name="Table_20_Contents">24 horas</text:p>
          </table:table-cell>
        </table:table-row>
        <table:table-row table:style-name="TableLine94078314651680">
          <table:table-cell table:style-name="Tabela1.A1" office:value-type="string">
            <text:p text:style-name="Table_20_Contents">_gat_gtag_UA_property-id</text:p>
          </table:table-cell>
          <table:table-cell table:style-name="Tabela1.A1" office:value-type="string">
            <text:p text:style-name="Table_20_Contents">1</text:p>
          </table:table-cell>
          <table:table-cell table:style-name="Tabela1.A1" office:value-type="string">
            <text:p text:style-name="Table_20_Contents">o cookie é usado para reduzir a taxa na qual as solicitações são enviadas ao Google Analytics para aumentar a <text:soft-page-break/>eficiência das chamadas de rede.</text:p>
          </table:table-cell>
          <table:table-cell table:style-name="Tabela1.A1" office:value-type="string">
            <text:p text:style-name="Table_20_Contents">1 minuto</text:p>
          </table:table-cell>
        </table:table-row>
      </table:table>
      <text:p text:style-name="Text_20_body">O Google analisa essas informações para oferecer relatórios para o Clue sobre o uso do site e o uso online de serviços associados. Sob os termos de serviço de análise do Google, o Google também pode transferir essas informações para terceiros, quando exigido por lei ou quando terceiros forem contratados pelo Google para processar esses dados. O Google não deve permitir que seu endereço IP seja vinculado a nenhum outro dado pessoal. Ao autorizar esse cookie no site do Clue, você concorda que os dados sejam usados e processados pelo Google, conforme descrito acima. Você pode retirar a autorização para este uso de seus dados a qualquer momento. Observe que esta retirada se aplica somente a atividades futuras.</text:p>
      <text:h text:style-name="Heading_20_3" text:outline-level="3">7.3 Google Adsense - Site</text:h>
      <text:p text:style-name="Text_20_body">Nosso site usa o Google AdSense, um serviço de publicidade operado pela Google LLC. ("Google"). Ao usar o Google AdSense, podemos exibir anúncios em nosso site correspondentes ao conteúdo e/ou ao seu interesse. O Google AdSense usa cookies armazenados em seu computador e web beacons, imagens pequenas, para permitir a análise de suas visitas a sites e interações com eles, a fim de personalizar sua experiência e melhorar a publicidade fornecida. As informações produzidas por cookies serão transferidas e armazenadas em um servidor nos EUA operado pelo Google.</text:p>
      <text:p text:style-name="Text_20_body">Os seguintes cookies são usados pelo Google Adsense:</text:p>
      <text:p text:style-name="P6"/>
      <table:table table:name="Tabela2" table:style-name="Tabela2">
        <table:table-column table:style-name="Tabela2.A"/>
        <table:table-column table:style-name="Tabela2.B"/>
        <table:table-column table:style-name="Tabela2.C"/>
        <table:table-column table:style-name="Tabela2.D"/>
        <table:table-row table:style-name="TableLine94078314750992">
          <table:table-cell table:style-name="Tabela2.A1" office:value-type="string">
            <text:p text:style-name="Table_20_Heading">Nome do cookie</text:p>
          </table:table-cell>
          <table:table-cell table:style-name="Tabela2.A1" office:value-type="string">
            <text:p text:style-name="Table_20_Heading">Valor (exemplo)</text:p>
          </table:table-cell>
          <table:table-cell table:style-name="Tabela2.A1" office:value-type="string">
            <text:p text:style-name="Table_20_Heading">Objetivo</text:p>
          </table:table-cell>
          <table:table-cell table:style-name="Tabela2.A1" office:value-type="string">
            <text:p text:style-name="Table_20_Heading">Validade</text:p>
          </table:table-cell>
        </table:table-row>
        <table:table-row table:style-name="TableLine94078314739888">
          <table:table-cell table:style-name="Tabela2.A1" office:value-type="string">
            <text:p text:style-name="Table_20_Contents">NID, SID</text:p>
          </table:table-cell>
          <table:table-cell table:style-name="Tabela2.A1" office:value-type="string">
            <text:p text:style-name="Table_20_Contents">204=ReF91wQ3dOiUIpPlU7WHpzMVr-ipyXKy3L3n2mnyYnY5UsIN9DbCjJGpPuyihj1nkUJcfmWofH25aQenKN11ctD2E0q6tezP1rKMNQPegZpEDAkjtrfGqnjHhNcNC6tmK4v</text:p>
          </table:table-cell>
          <table:table-cell table:style-name="Tabela2.A1" office:value-type="string">
            <text:p text:style-name="Table_20_Contents">esses cookies são usados ​​pelo Google para exibir anúncios personalizados nos sites do Google, com base em pesquisas recentes e interações anteriores.</text:p>
          </table:table-cell>
          <table:table-cell table:style-name="Tabela2.A1" office:value-type="string">
            <text:p text:style-name="Table_20_Contents">de 6 meses a 2 anos</text:p>
          </table:table-cell>
        </table:table-row>
        <table:table-row table:style-name="TableLine94078314333728">
          <table:table-cell table:style-name="Tabela2.A1" office:value-type="string">
            <text:p text:style-name="Table_20_Contents">IDE</text:p>
          </table:table-cell>
          <table:table-cell table:style-name="Tabela2.A1" office:value-type="string">
            <text:p text:style-name="Table_20_Contents">AHWqTUnPL4OeAxcMrwDnQRsEbMtg9Avt1RzGLh_trEPvnEFARZcFAEnFHLn-FLPc</text:p>
          </table:table-cell>
          <table:table-cell table:style-name="Tabela2.A1" office:value-type="string">
            <text:p text:style-name="Table_20_Contents">o Google DoubleClick usa esse cookie para relatar as ações do usuário após visualizar ou clicar em um dos anúncios para avaliar a eficácia dos anúncios.</text:p>
          </table:table-cell>
          <table:table-cell table:style-name="Tabela2.A1" office:value-type="string">
            <text:p text:style-name="Table_20_Contents">1 ano</text:p>
          </table:table-cell>
        </table:table-row>
        <table:table-row table:style-name="TableLine94078314211056">
          <table:table-cell table:style-name="Tabela2.A1" office:value-type="string">
            <text:p text:style-name="Table_20_Contents">DSID</text:p>
          </table:table-cell>
          <table:table-cell table:style-name="Tabela2.A1" office:value-type="string">
            <text:p text:style-name="Table_20_Contents">AAO-7r4w-GyuCqUPUDBXD5G8kywJRrN3IHVC6mpvky2MqkYcjGW1mwnXRMWeynG3A0wtUgCvJ1bb31M8knCRe2tjBSN9-LLXiUTnlsgUuKkwDsfb1RVGzDI</text:p>
          </table:table-cell>
          <table:table-cell table:style-name="Tabela2.A1" office:value-type="string">
            <text:p text:style-name="Table_20_Contents">o Google DoubleClick usa esse cookie para relatar as ações do usuário após visualizar ou clicar em um dos anúncios para avaliar a eficácia dos anúncios.</text:p>
          </table:table-cell>
          <table:table-cell table:style-name="Tabela2.A1" office:value-type="string">
            <text:p text:style-name="Table_20_Contents">1 mês</text:p>
          </table:table-cell>
        </table:table-row>
        <table:table-row table:style-name="TableLine94078314789824">
          <table:table-cell table:style-name="Tabela2.A1" office:value-type="string">
            <text:p text:style-name="Table_20_Contents">APISID, HSID, SAPISID, SSID</text:p>
          </table:table-cell>
          <table:table-cell table:style-name="Tabela2.A1" office:value-type="string">
            <text:p text:style-name="Table_20_Contents">AJi4QfHHuFChoSwsVayffyBZ2NxcfTQBbV0CXVmS01zaz1CSjXB8yJZabTkXHgtw0iAW2sON</text:p>
          </table:table-cell>
          <table:table-cell table:style-name="Tabela2.A1" office:value-type="string">
            <text:p text:style-name="Table_20_Contents">são cookies de segurança usados ​​pelo Google para autenticar usuários, impedir o uso fraudulento de credenciais de login e proteger os dados do usuário de terceiros não autorizados. </text:p>
          </table:table-cell>
          <table:table-cell table:style-name="Tabela2.A1" office:value-type="string">
            <text:p text:style-name="Table_20_Contents">2 anos</text:p>
          </table:table-cell>
        </table:table-row>
        <table:table-row table:style-name="TableLine94078314791104">
          <table:table-cell table:style-name="Tabela2.A1" office:value-type="string">
            <text:p text:style-name="Table_20_Contents">1P_JAR</text:p>
          </table:table-cell>
          <table:table-cell table:style-name="Tabela2.A1" office:value-type="string">
            <text:p text:style-name="Table_20_Contents">2020-07-02-14</text:p>
          </table:table-cell>
          <table:table-cell table:style-name="Tabela2.A1" office:value-type="string">
            <text:p text:style-name="Table_20_Contents">cookie de publicidade do Google usado para fins de rastreamento e segmentação de anúncios.</text:p>
          </table:table-cell>
          <table:table-cell table:style-name="Tabela2.A1" office:value-type="string">
            <text:p text:style-name="Table_20_Contents">1 mês</text:p>
          </table:table-cell>
        </table:table-row>
      </table:table>
      <text:p text:style-name="Text_20_body">O Google analisa essas informações para veicular anúncios no site do Clue. Sob os termos de serviço de análise do Google, o Google também pode transferir essas informações para terceiros, quando exigido por lei ou quando terceiros forem contratados pelo Google para processar esses dados. O Google não deve permitir que seu endereço IP seja vinculado a nenhum outro dado pessoal. Ao autorizar esse cookie no site do Clue, você concorda que os dados sejam usados e processados pelo Google, conforme descrito acima. Você pode retirar a autorização para este uso de seus dados a qualquer momento. Observe que esta retirada se aplica somente a atividades futuras.</text:p>
      <text:h text:style-name="Heading_20_3" text:outline-level="3">7.4 Braze</text:h>
      <text:p text:style-name="Text_20_body">O Clue usa um serviço de análise de dados e de engajamento de aplicativos operado pelo <text:a xlink:type="simple" xlink:href="https://www.braze.com/" text:style-name="Internet_20_link" text:visited-style-name="Visited_20_Internet_20_Link">Braze</text:a>, uma empresa com sede nos Estados Unidos que utiliza identificadores de aparelhos armazenados no seu aparelho móvel e nos permite analisar seu uso do aplicativo Clue para melhorar nossos recursos de aplicativos e se comunicar com você por meio de mensagens no aplicativo, notificações por push e email. Os dados relativos ao seu uso do app da Clue ficam armazenados em um servidor na UE, operado pela Braze, Inc.</text:p>
      <text:p text:style-name="Text_20_body">Não é possível recusar o uso do Braze, porque ele é uma ferramenta essencial necessária para que possamos fornecer nossos serviços a você.</text:p>
      <text:h text:style-name="Heading_20_3" text:outline-level="3"><text:soft-page-break/>7.5 Firebase</text:h>
      <text:p text:style-name="Text_20_body">O Clue usa um conjunto de ferramentas de análise e monitoramento de desempenho chamado <text:a xlink:type="simple" xlink:href="https://firebase.google.com/" text:style-name="Internet_20_link" text:visited-style-name="Visited_20_Internet_20_Link">Firebase</text:a>, fornecido pelo Google LLC. O Firebase nos permite monitorar o desempenho geral e a estabilidade de nossos aplicativos, implementar uma versão de controle interna, identificar erros e priorizar correções. Para esse fim, o Firebase coleta seu endereço IP, identificador de aparelho, dados de eventos e de uso relacionados a seu uso do Clue. Esses dados serão transferidos e armazenados em um servidor na UE e operados pelo Google LLC.</text:p>
      <text:p text:style-name="Text_20_body">Não é possível recusar o uso do Firebase, porque ele é uma ferramenta essencial necessária para que possamos fornecer um aplicativo Clue funcional a você.</text:p>
      <text:h text:style-name="Heading_20_3" text:outline-level="3">7.6 Sentry</text:h>
      <text:p text:style-name="Text_20_body">O Clue usa o Sentry, uma ferramenta de análise e monitoramento de desempenho para o aplicativo Clue, fornecida pela Functional Software, Inc., uma empresa localizada nos EUA. O Sentry nos permite monitorar o desempenho geral e a estabilidade de nossos aplicativos, identificar erros e priorizar correções. Para esse fim, o Sentry coleta seu endereço IP, identificador de aparelho, dados de eventos e de uso relacionados a seu uso do Clue. Esses dados serão transferidos e armazenados em um servidor nos EUA e operados pela Functional Software, Inc.</text:p>
      <text:p text:style-name="Text_20_body">Ao utilizar nossos serviços, será considerado que você consentiu expressamente ao uso e ao processamento de seus dados coletados pela Functional Software, Inc., conforme descrito acima.</text:p>
      <text:p text:style-name="Text_20_body">Não é possível recusar o uso do Sentry, porque ele é uma ferramenta essencial necessária para que possamos fornecer um aplicativo Clue funcional a você.</text:p>
      <text:h text:style-name="Heading_20_3" text:outline-level="3">7.7 Adjust</text:h>
      <text:p text:style-name="Text_20_body">O Clue usa um serviço de análise e desempenho dentro do aplicativo da <text:a xlink:type="simple" xlink:href="https://www.adjust.com/" text:style-name="Internet_20_link" text:visited-style-name="Visited_20_Internet_20_Link">Adjust</text:a>, uma empresa com sede em Berlim que nos ajuda a entender de onde são nossos usuários, qual é sua faixa etária e como eles estão interagindo com nosso aplicativo para que possamos otimizar nossas campanhas publicitárias. A Adjust utiliza seu identificador de publicidade (Identificador de Publicidade da Apple no iOS e ID do seu Google Play Services no Android) e seus endereços de IP e MAC, que são modificados de modo a impedir que você ou seu dispositivo móvel sejam individualmente identificados quando esses dados forem fornecidos a nós. Por meio do Adjust, compartilhamos eventos de aplicativos padrão, como a instalação do aplicativo Clue ou a assinatura dos serviços Clue Plus com certas redes de publicidade, como, por exemplo, Snapchat. Fazemos isso para evitar a exibição de anúncios do Clue caso você já tenha baixado ou assinado o Clue. Para ficar claro, o Adjust não tem acesso a nenhuma informação pessoal de saúde que você monitora no aplicativo.</text:p>
      <text:p text:style-name="Text_20_body">Ao utilizar nossos serviços, será considerado que você consentiu expressamente ao uso e ao processamento de seus dados coletados pela Adjust, como descrito acima. Mas você pode cancelar sua participação a qualquer momento. Você pode evitar a participação na análise do Adjust ajustando suas preferências de privacidade no aplicativo Clue para excluir <text:span text:style-name="Emphasis">para fins de publicidade, como rastreamento ou retargeting</text:span>. No aplicativo Clue, toque no menu Mais &gt; Configurações &gt; Privacidade de dados para ajustar suas preferências.</text:p>
      <text:h text:style-name="Heading_20_3" text:outline-level="3"><text:soft-page-break/>7.8 Salvaguardas adequadas para transferência de dados fora da UE</text:h>
      <text:p text:style-name="Text_20_body">As empresas acima mencionadas estão localizadas na UE ou nos EUA e garantiram um nível adequado de proteção de dados ao celebrarem um acordo com a Clue, com base nas Cláusulas Contratuais Padrão para transferência de dados entre países da UE e países não pertencentes a ela. A política de privacidade desses serviços pode ser encontrada em seus respectivos websites.</text:p>
      <text:p text:style-name="Text_20_body">Leia mais sobre as Cláusulas Contratuais Padrão <text:a xlink:type="simple" xlink:href="https://ec.europa.eu/info/law/law-topic/data-protection/international-dimension-data-protection/standard-contractual-clauses-scc_en" text:style-name="Internet_20_link" text:visited-style-name="Visited_20_Internet_20_Link">aqui</text:a>. Consulte a seção 6.1 para mais informações.</text:p>
      <text:h text:style-name="Heading_20_2" text:outline-level="2">8. Atividades de Comunicação, Pesquisas e Newsletters</text:h>
      <text:p text:style-name="Text_20_body">O Clue utiliza sua informação pessoal, como seu endereço de e-mail, para enviar mensagens, e-mails e newsletters a você. Isso inclui notificações, mensagens no app e e-mails com conteúdos de saúde e materiais promocionais esporádicos que possam te interessar.</text:p>
      <text:p text:style-name="Text_20_body">Se você solicitou emails de Análise do Ciclo como parte de uma assinatura do Clue Plus, esse email também conterá um resumo dos dados pessoais de saúde que você monitorou no aplicativo. Você pode cancelar a inscrição dos emails de Análise do Ciclo a qualquer momento.</text:p>
      <text:p text:style-name="Text_20_body">Se você se cadastrou em uma newsletter do Clue, mas não utiliza o app, o Clue vai processar as informações fornecidas no registro, o que pode incluir nome e endereço de e-mail para o qual enviaremos as newsletters a você.</text:p>
      <text:p text:style-name="Text_20_body">Você pode cancelar a assinatura à nossa newsletter clicando no link ao final da mensagem e pode desativar notificações enviadas pelo Clue nas configurações do seu dispositivo.</text:p>
      <text:p text:style-name="Text_20_body">O Clue pode se comunicar com você por email se você tiver entrado em contato com o Clue para fazer perguntas ou solicitações de suporte relacionadas aos nossos serviços ou ao aplicativo Clue. Para determinadas solicitações de suporte, o Clue terá de acessar e processar seus dados pessoais, incluindo seus dados de saúde, com a finalidade de responder à sua solicitação. Você fornece explicitamente seu consentimento para o processamento de seus dados pessoais, incluindo seus dados de saúde, para responder a sua solicitação de suporte.</text:p>
      <text:p text:style-name="Text_20_body">A Clue também pode utilizar pesquisas para receber seu feedback a respeito de questões como performance do app ou tópicos de saúde, por exemplo. Tais informações dadas por meio de enquetes são processadas pela Clue para os propósitos explicitados na presente Política de Privacidade.</text:p>
      <text:p text:style-name="Text_20_body">Para o fornecimento desses serviços, o Clue poderá compartilhar informações, como seu endereço de email, a provedores terceiros com o único propósito de realizar os serviços de newsletters, pesquisas ou notificações. <text:span text:style-name="T7">Os fornecedores são a Braze Inc. ("</text:span><text:a xlink:type="simple" xlink:href="https://www.braze.com/" text:style-name="Internet_20_link" text:visited-style-name="Visited_20_Internet_20_Link"><text:span text:style-name="T7">Braze</text:span></text:a><text:span text:style-name="T7">"), com sede em Nova York, EUA, que pode processar seu endereço de email, nome, identificação de usuário, uso e certos dados de monitoramento para enviar informações e conteúdo comercial ocasional via mensagem dentro do aplicativo, notificações por push e email; Message Systems Inc. ("</text:span><text:a xlink:type="simple" xlink:href="https://www.sparkpost.com/" text:style-name="Internet_20_link" text:visited-style-name="Visited_20_Internet_20_Link"><text:span text:style-name="T7">SparkPost</text:span></text:a><text:span text:style-name="T7">") localizado em San Francisco, EUA, que processa nomes e endereços de email, bem como informações pessoais que podem ser incluídas em emails transacionais (por exemplo, "perdi minha senha" ou "verifique sua conta do Clue"); Typeform S.L. ("</text:span><text:a xlink:type="simple" xlink:href="http://www.typeform.com/‎" text:style-name="Internet_20_link" text:visited-style-name="Visited_20_Internet_20_Link"><text:span text:style-name="T7">Typeform</text:span></text:a><text:span text:style-name="T7">"), com sede em Barcelona, Espanha, que pode processar informações de formulários de pesquisa preenchidos por você; e WIDGIX LLC dba Alchemer ("</text:span><text:a xlink:type="simple" xlink:href="https://www.alchemer.com/" text:style-name="Internet_20_link" text:visited-style-name="Visited_20_Internet_20_Link"><text:span text:style-name="T7"> Alchemer </text:span></text:a><text:span text:style-name="T7">"), que pode processar informações de pesquisas científicas nas quais você participou.</text:span> Para suporte ao cliente e comunicação com você, o Clue usa os serviços fornecidos pela <text:soft-page-break/>Slack Technologies Ltd ("<text:a xlink:type="simple" xlink:href="https://slack.com/" text:style-name="Internet_20_link" text:visited-style-name="Visited_20_Internet_20_Link">Slack</text:a>"), que possui sede em Dublin, Irlanda, e Zendesk, Inc. ("<text:a xlink:type="simple" xlink:href="http://www.zendesk.com/‎" text:style-name="Internet_20_link" text:visited-style-name="Visited_20_Internet_20_Link">Zendesk</text:a>") situada em San Francisco, EUA. Usamos o Growthdot, com sede na Ucrânia, para anonimizar as comunicações de suporte ao cliente no final do período de retenção e os serviços fornecidos pela Parliind GmbH e DP-Dock GmbH (unitQ), ambos na Alemanha e Culinar Oy (Ultimate.ai), na Finlândia, para monitorar e melhorar a qualidade do nosso suporte ao cliente.</text:p>
      <text:p text:style-name="Text_20_body">As empresas acima mencionadas estão localizadas na UE ou garantiram um nível adequado de proteção de dados ao celebrarem um acordo com a Clue, com base nas Cláusulas Contratuais Padrão para transferência de dados entre países da UE e países não pertencentes a ela. A política de privacidade desses serviços pode ser encontrada em seus respectivos websites.</text:p>
      <text:p text:style-name="Text_20_body">Leia mais sobre as Cláusulas Contratuais Padrão <text:a xlink:type="simple" xlink:href="https://ec.europa.eu/info/law/law-topic/data-protection/international-dimension-data-protection/standard-contractual-clauses-scc_en" text:style-name="Internet_20_link" text:visited-style-name="Visited_20_Internet_20_Link">aqui</text:a>. Consulte a seção 6.1 para mais informações.</text:p>
      <text:h text:style-name="Heading_20_2" text:outline-level="2">9. Usuários Jovens</text:h>
      <text:p text:style-name="Text_20_body">O Clue não coleta nem usa dados pessoais de crianças com idade inferior a 13 anos. Ao criar uma conta no Clue, você deve confirmar que tem pelo menos 13 anos de idade ou que seus pais ou responsáveis concordaram que você pode usar o aplicativo Clue.</text:p>
      <text:p text:style-name="Text_20_body">Se você estiver na União Europeia, só poderá usar nossos serviços se tiver a idade mínima relevante para fornecer consentimento explícito ao processamento de seus dados, conforme as leis de seu país (essa idade varia entre 13 e 16 anos, dependendo do país onde você vive), ou se tiver o consentimento de seus pais ou responsável legal. Se você for pai ou mãe e descobrir que seu filho ou sua filha está usando o Clue sem sua permissão, ou se tiver dúvidas específicas relativas à privacidade de dados na Clue, entre em contato conosco no <text:a xlink:type="simple" xlink:href="mailto:trust@helloclue.com" text:style-name="Internet_20_link" text:visited-style-name="Visited_20_Internet_20_Link">trust@helloclue.com</text:a>.</text:p>
      <text:p text:style-name="Text_20_body">Se vier ao conhecimento do Clue que informações foram coletadas de crianças menores de 13 anos nos Estados Unidos, contrariando a Lei de Proteção à Privacidade Online das Crianças de 1998 e regulamos relacionados, o Clue não divulgará esses dados e se reserva o direito de excluir imediatamente a conta e excluir todas as informações relacionadas de nossos servidores, incluindo dados confidenciais e de saúde do usuário.</text:p>
      <text:h text:style-name="Heading_20_2" text:outline-level="2">10. Alterações nesta Política de Privacidade</text:h>
      <text:p text:style-name="Text_20_body">O Clue reserva-se o direito de alterar esta Política de Privacidade de tempos em tempos para refletir as mudanças na lei, nossas práticas de coleta de dados e do uso de dados, os recursos dos serviços do Clue e os avanços na tecnologia. Confira esta página periodicamente para ficar em dia com as alterações e consulte a data da “última atualização” no topo da página para saber se ela foi revisada desde sua última visita. Se fizermos quaisquer alterações nesta Política de Privacidade que considerarmos relevante para o seu consentimento, você receberá uma notificação.</text:p>
      <text:h text:style-name="Heading_20_2" text:outline-level="2">11. Responsabilidade pelo Processamento de Dados</text:h>
      <text:p text:style-name="Text_20_body">O Clue é produzido em Berlim, na Alemanha, e a maneira como lidamos com os dados atende aos altos padrões estabelecidos pelos requerimentos legais alemães e europeus. A Clue é uma empresa da BioWink GmbH, Adalbertstraße 7-8, 10999, Berlim. Você pode encontrar mais informações de contato <text:a xlink:type="simple" xlink:href="https://helloclue.com/imprint.html" text:style-name="Internet_20_link" text:visited-style-name="Visited_20_Internet_20_Link">aqui</text:a>. <text:span text:style-name="T11">O Clue possui um oficial de proteção de dados nomeado. Por favor não hesite em entrar em contato escrevendo para </text:span><text:a xlink:type="simple" xlink:href="mailto:trust@helloclue.com" text:style-name="Internet_20_link" text:visited-style-name="Visited_20_Internet_20_Link"><text:span text:style-name="T11">trust@helloclue.com</text:span></text:a><text:span text:style-name="T11"> se você tiver qualquer dúvida.</text:span></text:p>
      <text:h text:style-name="Heading_20_2" text:outline-level="2"><text:soft-page-break/>12. Idioma predominante</text:h>
      <text:p text:style-name="Text_20_body">O Clue é usado por pessoas com ciclos menstruais ao redor do mundo que têm acesso ao aplicativo em diversos idiomas diferentes. Trabalhamos com tradutores e revisores profissionais para traduzir todas as nossas comunicações, incluindo esta Política de Privacidade, com a maior precisão possível para esses idiomas. No entanto, entenda que não podemos garantir 100% de precisão para todas as nossas traduções, principalmente em relação a qualquer conteúdo legal. Observe que a versão em inglês desta Política de Privacidade é, portanto, a versão original, que prevalece sobre todas as outras versões em caso de desvio do original em inglês. A versão mais atual desta Política de Privacidade está sempre disponível em inglês <text:a xlink:type="simple" xlink:href="https://helloclue.com/privacy" text:style-name="Internet_20_link" text:visited-style-name="Visited_20_Internet_20_Link">no nosso site</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8T20:47:05.673914691</meta:creation-date>
    <dc:date>2022-09-09T17:07:29.894352371</dc:date>
    <meta:editing-duration>PT3H39M36S</meta:editing-duration>
    <meta:editing-cycles>8</meta:editing-cycles>
    <meta:generator>LibreOffice/7.0.4.2$Linux_X86_64 LibreOffice_project/00$Build-2</meta:generator>
    <meta:document-statistic meta:table-count="2" meta:image-count="0" meta:object-count="0" meta:page-count="17" meta:paragraph-count="192" meta:word-count="7806" meta:character-count="49105" meta:non-whitespace-character-count="41490"/>
  </office:meta>
</office:document-meta>
</file>